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1" table:number-rows-spanned="2">
            <text:p>dgemm_def</text:p>
          </table:table-cell>
          <table:table-cell table:style-name="ce4" office:value-type="string" calcext:value-type="string" table:number-columns-spanned="1" table:number-rows-spanned="2">
            <text:p>dgemm_interchange</text:p>
          </table:table-cell>
          <table:table-cell table:style-name="ce4" office:value-type="string" calcext:value-type="string" table:number-columns-spanned="5" table:number-rows-spanned="1">
            <text:p>dgemm_block</text:p>
          </table:table-cell>
          <table:covered-table-cell table:number-columns-repeated="4" table:style-name="Default"/>
          <table:table-cell table:style-name="ce4" office:value-type="string" calcext:value-type="string" table:number-columns-spanned="1" table:number-rows-spanned="2">
            <text:p>dgemm_unroll</text:p>
          </table:table-cell>
        </table:table-row>
        <table:table-row table:style-name="ro1">
          <table:table-cell table:style-name="Default"/>
          <table:covered-table-cell table:number-columns-repeated="2"/>
          <table:table-cell office:value-type="string" calcext:value-type="string">
            <text:p>Bs = 4</text:p>
          </table:table-cell>
          <table:table-cell office:value-type="string" calcext:value-type="string">
            <text:p>Bs = 8</text:p>
          </table:table-cell>
          <table:table-cell office:value-type="string" calcext:value-type="string">
            <text:p>Bs = 16</text:p>
          </table:table-cell>
          <table:table-cell office:value-type="string" calcext:value-type="string">
            <text:p>Bs = 32</text:p>
          </table:table-cell>
          <table:table-cell office:value-type="string" calcext:value-type="string">
            <text:p>Bs = 64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time, sec</text:p>
          </table:table-cell>
          <table:table-cell table:style-name="ce2" office:value-type="float" office:value="12.183312" calcext:value-type="float">
            <text:p>12,183312</text:p>
          </table:table-cell>
          <table:table-cell office:value-type="float" office:value="2.962512" calcext:value-type="float">
            <text:p>2,962512</text:p>
          </table:table-cell>
          <table:table-cell office:value-type="float" office:value="6.8393" calcext:value-type="float">
            <text:p>6,8393</text:p>
          </table:table-cell>
          <table:table-cell office:value-type="float" office:value="5.696588" calcext:value-type="float">
            <text:p>5,696588</text:p>
          </table:table-cell>
          <table:table-cell office:value-type="float" office:value="5.301924" calcext:value-type="float">
            <text:p>5,301924</text:p>
          </table:table-cell>
          <table:table-cell office:value-type="float" office:value="5.740817" calcext:value-type="float">
            <text:p>5,740817</text:p>
          </table:table-cell>
          <table:table-cell office:value-type="float" office:value="6.89588" calcext:value-type="float">
            <text:p>6,89588</text:p>
          </table:table-cell>
          <table:table-cell office:value-type="float" office:value="0.073656" calcext:value-type="float">
            <text:p>0,073656</text:p>
          </table:table-cell>
        </table:table-row>
        <table:table-row table:style-name="ro1">
          <table:table-cell office:value-type="string" calcext:value-type="string">
            <text:p>Cache-misses</text:p>
          </table:table-cell>
          <table:table-cell office:value-type="float" office:value="2612092644" calcext:value-type="float">
            <text:p>2612092644</text:p>
          </table:table-cell>
          <table:table-cell office:value-type="float" office:value="212312331" calcext:value-type="float">
            <text:p>212312331</text:p>
          </table:table-cell>
          <table:table-cell office:value-type="float" office:value="227696450" calcext:value-type="float">
            <text:p>227696450</text:p>
          </table:table-cell>
          <table:table-cell office:value-type="float" office:value="133074729" calcext:value-type="float">
            <text:p>133074729</text:p>
          </table:table-cell>
          <table:table-cell office:value-type="float" office:value="180221894" calcext:value-type="float">
            <text:p>180221894</text:p>
          </table:table-cell>
          <table:table-cell office:value-type="float" office:value="90730354" calcext:value-type="float">
            <text:p>90730354</text:p>
          </table:table-cell>
          <table:table-cell office:value-type="float" office:value="12625232" calcext:value-type="float">
            <text:p>12625232</text:p>
          </table:table-cell>
          <table:table-cell office:value-type="float" office:value="27551" calcext:value-type="float">
            <text:p>27551</text:p>
          </table:table-cell>
        </table:table-row>
        <table:table-row table:style-name="ro1">
          <table:table-cell table:style-name="Default"/>
          <table:table-cell table:style-name="ce4" office:value-type="string" calcext:value-type="string" table:number-columns-spanned="8" table:number-rows-spanned="1">
            <text:p>ускорение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>
            <text:p>time, sec</text:p>
          </table:table-cell>
          <table:table-cell office:value-type="float" office:value="1" calcext:value-type="float">
            <text:p>1</text:p>
          </table:table-cell>
          <table:table-cell table:style-name="ce6" table:formula="of:=[.B3]/[.C3]" office:value-type="percentage" office:value="4.11249372154442" calcext:value-type="percentage">
            <text:p>411,25%</text:p>
          </table:table-cell>
          <table:table-cell table:style-name="ce6" table:formula="of:=[.B3]/[.D3]" office:value-type="percentage" office:value="1.78136826868247" calcext:value-type="percentage">
            <text:p>178,14%</text:p>
          </table:table-cell>
          <table:table-cell table:style-name="ce6" table:formula="of:=[.B3]/[.E3]" office:value-type="percentage" office:value="2.13870337823272" calcext:value-type="percentage">
            <text:p>213,87%</text:p>
          </table:table-cell>
          <table:table-cell table:style-name="ce6" table:formula="of:=[.B3]/[.F3]" office:value-type="percentage" office:value="2.29790393072402" calcext:value-type="percentage">
            <text:p>229,79%</text:p>
          </table:table-cell>
          <table:table-cell table:style-name="ce6" table:formula="of:=[.B3]/[.G3]" office:value-type="percentage" office:value="2.12222615700866" calcext:value-type="percentage">
            <text:p>212,22%</text:p>
          </table:table-cell>
          <table:table-cell table:style-name="ce6" table:formula="of:=[.B3]/[.H3]" office:value-type="percentage" office:value="1.76675232167613" calcext:value-type="percentage">
            <text:p>176,68%</text:p>
          </table:table-cell>
          <table:table-cell table:style-name="ce6" table:formula="of:=[.B3]/[.I3]" office:value-type="percentage" office:value="165.408276311502" calcext:value-type="percentage">
            <text:p>16540,83%</text:p>
          </table:table-cell>
        </table:table-row>
        <table:table-row table:style-name="ro1">
          <table:table-cell office:value-type="string" calcext:value-type="string">
            <text:p>Cache-misses</text:p>
          </table:table-cell>
          <table:table-cell office:value-type="float" office:value="1" calcext:value-type="float">
            <text:p>1</text:p>
          </table:table-cell>
          <table:table-cell table:style-name="ce6" table:formula="of:=[.B4]/[.C4]" office:value-type="percentage" office:value="12.3030661087697" calcext:value-type="percentage">
            <text:p>1230,31%</text:p>
          </table:table-cell>
          <table:table-cell table:style-name="ce6" table:formula="of:=[.B4]/[.D4]" office:value-type="percentage" office:value="11.4718198021972" calcext:value-type="percentage">
            <text:p>1147,18%</text:p>
          </table:table-cell>
          <table:table-cell table:style-name="ce6" table:formula="of:=[.B4]/[.E4]" office:value-type="percentage" office:value="19.6287654585417" calcext:value-type="percentage">
            <text:p>1962,88%</text:p>
          </table:table-cell>
          <table:table-cell table:style-name="ce6" table:formula="of:=[.B4]/[.F4]" office:value-type="percentage" office:value="14.4937586994841" calcext:value-type="percentage">
            <text:p>1449,38%</text:p>
          </table:table-cell>
          <table:table-cell table:style-name="ce6" table:formula="of:=[.B4]/[.G4]" office:value-type="percentage" office:value="28.789622533601" calcext:value-type="percentage">
            <text:p>2878,96%</text:p>
          </table:table-cell>
          <table:table-cell table:style-name="ce6" table:formula="of:=[.B4]/[.H4]" office:value-type="percentage" office:value="206.894625302727" calcext:value-type="percentage">
            <text:p>20689,46%</text:p>
          </table:table-cell>
          <table:table-cell table:style-name="ce6" table:formula="of:=[.B4]/[.I4]" office:value-type="percentage" office:value="94809.3587891547" calcext:value-type="percentage">
            <text:p>9480935,8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.00.0000</text:date>, <text:time style:data-style-name="N2" text:time-value="11:52:33.807077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3T13:31:13.419238135</dc:date>
    <meta:editing-duration>PT2H14M22S</meta:editing-duration>
    <meta:editing-cycles>9</meta:editing-cycles>
    <meta:generator>LibreOffice/6.4.7.2$Linux_X86_64 LibreOffice_project/40$Build-2</meta:generator>
    <meta:document-statistic meta:table-count="1" meta:cell-count="46" meta:object-count="0"/>
  </office:meta>
</office:document-meta>
</file>